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94cm"/>
    </style:style>
    <style:style style:name="co4" style:family="table-column">
      <style:table-column-properties fo:break-before="auto" style:column-width="11.767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2.0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DY_H</text:p>
          </table:table-cell>
          <table:table-cell office:value-type="string" calcext:value-type="string">
            <text:p>Output, open-drain</text:p>
          </table:table-cell>
          <table:table-cell office:value-type="string" calcext:value-type="string">
            <text:p>High-side driver ready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FLT_H</text:p>
          </table:table-cell>
          <table:table-cell office:value-type="string" calcext:value-type="string">
            <text:p>Output, open-drain</text:p>
          </table:table-cell>
          <table:table-cell office:value-type="string" calcext:value-type="string">
            <text:p>High-side driver fault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PWM_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WM output for high-side analogue/ASC input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+12V gate supply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+12V gate supply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+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ate drive input, high for high-side on, low-side off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ate drive input, high for low-side on, high-side off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et gate drivers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OP0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Loopback to pin 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Loopback from pin 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DY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-side driver ready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FL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w-side driver fault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+5V logic supply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PWM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WM output for low-side analogue/ASC input</text:p>
          </table:table-cell>
          <table:table-cell table:style-name="Default" table:number-columns-repeated="16380"/>
        </table:table-row>
      </table:table>
      <table:table table:name="J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Ground reference for the high-side driv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V_H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te drive of high-side swit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_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 for high-side swi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N_H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ue input referenced to pin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 connection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A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nection to the emitter of the high-side switch for desaturation dete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 connection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Ground reference for the low-side switc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V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ate drive of low-side swit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S_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 for low-side swit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N_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ue input referenced to pin 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8T09:06:56.125302466</meta:creation-date>
    <dc:date>2025-10-18T17:34:34.702043191</dc:date>
    <meta:editing-duration>PT8H12M53S</meta:editing-duration>
    <meta:editing-cycles>1</meta:editing-cycles>
    <meta:document-statistic meta:table-count="2" meta:cell-count="148" meta:object-count="0"/>
    <meta:generator>LibreOffice/25.2.6.2$Linux_X86_64 LibreOffice_project/520$Build-2</meta:generator>
  </office:meta>
</office:document-meta>
</file>